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FreeSerif" svg:font-family="FreeSerif"/>
    <style:font-face style:name="Times New Roman" svg:font-family="Times New Roman"/>
  </office:font-face-decls>
  <office:automatic-styles>
    <style:style style:name="T15" style:family="text">
      <style:text-properties fo:font-size="12 pt" fo:font-style="italic" fo:font-weight="normal"/>
    </style:style>
    <style:style style:name="T20" style:family="text">
      <style:text-properties fo:color="#000000" style:text-underline-type="single" style:font-name="Times New Roman" fo:font-size="14pt" fo:language="de" fo:country="DE" fo:font-weight="bold"/>
    </style:style>
    <style:style style:name="T3" style:family="text">
      <style:text-properties fo:font-size="14 pt" fo:font-weight="bold"/>
    </style:style>
    <style:style style:name="T22" style:family="text">
      <style:text-properties fo:color="#000000" style:font-name="Times New Roman" fo:font-size="12pt" fo:language="de" fo:country="DE" fo:font-style="italic" fo:font-weight="bold"/>
    </style:style>
    <style:style style:name="T4" style:family="text">
      <style:text-properties fo:font-size="16 pt" fo:font-style="italic" fo:font-weight="bold"/>
    </style:style>
    <style:style style:name="T5" style:family="text">
      <style:text-properties style:text-underline-type="single" fo:font-size="14 pt" fo:font-weight="bold"/>
    </style:style>
    <style:style style:name="T6" style:family="text">
      <style:text-properties fo:font-style="italic"/>
    </style:style>
    <style:style style:name="T16" style:family="text">
      <style:text-properties fo:font-weight="bold"/>
    </style:style>
    <style:style style:name="T7" style:family="text">
      <style:text-properties fo:color="#000000" style:font-name="Times New Roman" fo:font-size="12pt" fo:language="de" fo:country="DE" fo:font-style="italic" fo:font-weight="bold" fo:background-color="transparent" text:display="true"/>
    </style:style>
    <style:style style:name="T1" style:family="text">
      <style:text-properties fo:font-size="18 pt" fo:font-weight="bold"/>
    </style:style>
    <style:style style:name="T2" style:family="text">
      <style:text-properties fo:color="#000000" style:font-name="Times New Roman" fo:font-size="12pt" fo:language="de" fo:country="DE" fo:font-weight="normal" fo:background-color="transparent" text:display="true"/>
    </style:style>
    <style:style style:name="T10" style:family="text">
      <style:text-properties fo:color="#000000" style:font-name="Times New Roman" fo:font-size="12pt" fo:language="de" fo:country="DE" fo:font-weight="normal"/>
    </style:style>
    <style:style style:name="T11" style:family="text">
      <style:text-properties fo:color="#000000" style:text-underline-type="single" style:font-name="Times New Roman" fo:font-size="14 pt" fo:language="de" fo:country="DE" fo:font-weight="bold" fo:background-color="transparent" text:display="true"/>
    </style:style>
    <style:style style:name="T12" style:family="text">
      <style:text-properties fo:font-style="italic" fo:font-weight="normal"/>
    </style:style>
    <style:style style:name="T13" style:family="text">
      <style:text-properties style:text-underline-type="single" fo:font-weight="bold"/>
    </style:style>
    <style:style style:name="T14" style:family="text">
      <style:text-properties fo:color="#000000" style:font-name="Times New Roman" fo:font-size="12pt" fo:language="de" fo:country="DE" fo:font-style="italic" fo:font-weight="normal" fo:background-color="transparent" text:display="true"/>
    </style:style>
    <style:style style:name="T8" style:family="text">
      <style:text-properties fo:color="#000000" style:font-name="Times New Roman" fo:font-size="12pt" fo:language="de" fo:country="DE" fo:font-weight="bold" fo:background-color="transparent" text:display="true"/>
    </style:style>
    <style:style style:name="T9" style:family="text">
      <style:text-properties fo:color="#000000" style:font-name="Times New Roman" fo:font-size="12pt" fo:language="de" fo:country="DE" fo:font-weight="bold"/>
    </style:style>
    <style:style style:name="T17" style:family="text">
      <style:text-properties fo:font-weight="normal"/>
    </style:style>
    <style:style style:name="T18" style:family="text">
      <style:text-properties fo:color="#000000" style:font-name="Times New Roman" fo:font-size="16pt" fo:language="de" fo:country="DE" fo:font-style="italic" fo:font-weight="bold"/>
    </style:style>
    <style:style style:name="T19" style:family="text">
      <style:text-properties fo:color="#000000" style:font-name="Times New Roman" fo:font-size="12pt" fo:language="de" fo:country="DE" fo:font-style="italic" fo:font-weight="normal"/>
    </style:style>
    <style:style style:name="T21" style:family="text">
      <style:text-properties fo:color="#000000" style:text-underline-type="single" style:font-name="Times New Roman" fo:font-size="12pt" fo:language="de" fo:country="DE" fo:font-weight="normal"/>
    </style:style>
    <style:style style:name="P10" style:family="paragraph" style:parent-style-name="Normal">
      <style:paragraph-properties fo:text-align="left" fo:text-indent="0.0000in" fo:margin-left="0.5000in" style:writing-mode="lr"/>
    </style:style>
    <style:style style:name="P11" style:family="paragraph" style:parent-style-name="Normal">
      <style:paragraph-properties fo:text-align="left" fo:text-indent="0in" fo:margin-left="0pt" style:writing-mode="lr"/>
      <style:text-properties fo:color="#000000" style:font-name="Times New Roman" fo:font-size="16pt" fo:language="de" fo:country="DE" fo:font-style="italic" fo:font-weight="bold"/>
    </style:style>
    <style:style style:name="P1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text-underline-type="single" style:font-name="Times New Roman" fo:font-size="14pt" fo:language="de" fo:country="DE" fo:font-weight="bold"/>
    </style:style>
    <style:style style:name="P13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de" fo:country="DE" fo:font-weight="normal"/>
    </style:style>
    <style:style style:name="P1" style:family="paragraph" style:parent-style-name="Normal">
      <style:paragraph-properties fo:text-align="center" style:writing-mode="lr"/>
    </style:style>
    <style:style style:name="P2" style:family="paragraph" style:parent-style-name="Normal">
      <style:paragraph-properties fo:text-align="left" style:writing-mode="lr"/>
    </style:style>
    <style:style style:name="P3" style:family="paragraph" style:parent-style-name="Normal">
      <style:paragraph-properties fo:text-align="left" fo:text-indent="-0.3000in" style:writing-mode="lr"/>
    </style:style>
    <style:style style:name="P4" style:family="paragraph" style:parent-style-name="Normal">
      <style:paragraph-properties fo:text-align="left" fo:text-indent="0in" fo:margin-left="0pt" style:writing-mode="lr"/>
    </style:style>
    <style:style style:name="P5" style:family="paragraph" style:parent-style-name="Normal">
      <style:paragraph-properties fo:text-align="left" fo:margin-left="36pt" style:writing-mode="lr"/>
    </style:style>
    <style:style style:name="P6" style:family="paragraph" style:parent-style-name="Normal">
      <style:paragraph-properties fo:text-align="left" fo:margin-left="0pt" style:writing-mode="lr"/>
    </style:style>
    <style:style style:name="P7" style:family="paragraph" style:parent-style-name="Normal">
      <style:paragraph-properties fo:text-align="left" fo:text-indent="-0.3000in" style:writing-mode="lr"/>
      <style:text-properties fo:color="#000000" style:font-name="Times New Roman" fo:font-size="12pt" fo:font-weight="normal"/>
    </style:style>
    <style:style style:name="P8" style:family="paragraph" style:parent-style-name="Normal">
      <style:paragraph-properties fo:text-align="left" fo:text-indent="0.0000in" style:writing-mode="lr"/>
    </style:style>
    <style:style style:name="P9" style:family="paragraph" style:parent-style-name="Normal">
      <style:paragraph-properties fo:text-align="left" fo:text-indent="0.0000in" fo:margin-left="0.0000in" style:writing-mode="lr"/>
    </style:style>
    <style:style style:name="P16" style:family="paragraph" style:parent-style-name="Normal">
      <style:paragraph-properties fo:text-align="left" fo:text-indent="-0.2986in" fo:line-height="100%" fo:margin-right="0.0000in" fo:margin-top="0.0000in" fo:margin-bottom="0.0000in" style:writing-mode="lr"/>
      <style:text-properties fo:color="#000000" style:font-name="Times New Roman" fo:font-size="12pt" fo:language="de" fo:country="DE" fo:font-style="italic" fo:font-weight="normal"/>
    </style:style>
    <style:style style:name="P14" style:family="paragraph" style:parent-style-name="Normal">
      <style:paragraph-properties fo:text-align="left" fo:text-indent="-0.3000in" fo:line-height="100%" fo:margin-right="0.0000in" fo:margin-top="0.0000in" fo:margin-bottom="0.0000in" style:writing-mode="lr"/>
      <style:text-properties fo:color="#000000" style:font-name="Times New Roman" fo:font-size="12pt" fo:language="de" fo:country="DE" fo:font-weight="normal"/>
    </style:style>
    <style:style style:name="P15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de" fo:country="DE" fo:font-style="italic" fo:font-weight="normal"/>
    </style:style>
    <style:style style:name="P17" style:family="paragraph" style:parent-style-name="Normal">
      <style:paragraph-properties fo:text-align="left" fo:text-indent="-0.2986in" fo:line-height="100%" fo:margin-right="0.0000in" fo:margin-top="0.0000in" fo:margin-bottom="0.0000in" style:writing-mode="lr"/>
      <style:text-properties fo:color="#000000" style:font-name="Times New Roman" fo:font-size="12pt" fo:language="de" fo:country="DE" fo:font-weight="normal"/>
    </style:style>
    <style:style style:name="Sect1" style:family="section"/>
    <style:page-layout style:name="PLayout2">
      <style:page-layout-properties fo:margin-top="1.270000cm" fo:margin-bottom="1.270000cm" fo:margin-left="1.0000in" fo:margin-right="1.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in" fo:margin-right="1.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text:list-style style:name="L8">
      <text:list-level-style-bullet text:level="1" text:bullet-char="•">
        <style:text-properties style:font-name="FreeSerif"/>
        <style:list-level-properties text:min-label-width="0.3000in" text:space-before="0.000254cm"/>
      </text:list-level-style-bullet>
    </text:list-style>
    <text:list-style style:name="L9">
      <text:list-level-style-bullet text:level="1" text:bullet-char="•">
        <style:text-properties style:font-name="FreeSerif"/>
        <style:list-level-properties text:min-label-width="0.3000in" text:space-before="0.508000cm"/>
      </text:list-level-style-bullet>
    </text:list-style>
    <text:list-style style:name="L26">
      <text:list-level-style-bullet text:level="1" text:bullet-char="•">
        <style:text-properties style:font-name="FreeSerif"/>
        <style:list-level-properties text:min-label-width="0.3000in" text:space-before="0.000254cm"/>
      </text:list-level-style-bullet>
    </text:list-style>
    <text:list-style style:name="L25">
      <text:list-level-style-bullet text:level="1" text:bullet-char="•">
        <style:text-properties style:font-name="FreeSerif"/>
        <style:list-level-properties text:min-label-width="0.3000in" text:space-before="0.508000cm"/>
      </text:list-level-style-bullet>
    </text:list-style>
    <text:list-style style:name="L28">
      <text:list-level-style-bullet text:level="1" text:bullet-char="•">
        <style:text-properties style:font-name="FreeSerif"/>
        <style:list-level-properties text:min-label-width="0.3000in" text:space-before="0.000000cm"/>
      </text:list-level-style-bullet>
    </text:list-style>
    <text:list-style style:name="L29">
      <text:list-level-style-bullet text:level="1" text:bullet-char="•">
        <style:text-properties style:font-name="FreeSerif"/>
        <style:list-level-properties text:min-label-width="0.3000in" text:space-before="0.508000cm"/>
      </text:list-level-style-bullet>
    </text:list-style>
    <text:list-style style:name="L27">
      <text:list-level-style-bullet text:level="1" text:bullet-char="•">
        <style:text-properties style:font-name="FreeSerif"/>
        <style:list-level-properties text:min-label-width="0.3000in" text:space-before="0.508000cm"/>
      </text:list-level-style-bullet>
    </text:list-style>
    <text:list-style style:name="L30">
      <text:list-level-style-bullet text:level="1" text:bullet-char="•">
        <style:text-properties style:font-name="FreeSerif"/>
        <style:list-level-properties text:min-label-width="0.2986in" text:space-before="0.000000cm"/>
      </text:list-level-style-bullet>
    </text:list-style>
    <text:list-style style:name="L31">
      <text:list-level-style-bullet text:level="1" text:bullet-char="•">
        <style:text-properties style:font-name="FreeSerif"/>
        <style:list-level-properties text:min-label-width="0.2986in" text:space-before="0.511556cm"/>
      </text:list-level-style-bullet>
    </text:list-style>
    <text:list-style style:name="L32">
      <text:list-level-style-bullet text:level="1" text:bullet-char="•">
        <style:text-properties style:font-name="FreeSerif"/>
        <style:list-level-properties text:min-label-width="0.2986in" text:space-before="0.000000cm"/>
      </text:list-level-style-bullet>
    </text:list-style>
    <text:list-style style:name="L33">
      <text:list-level-style-bullet text:level="1" text:bullet-char="•">
        <style:text-properties style:font-name="FreeSerif"/>
        <style:list-level-properties text:min-label-width="0.2986in" text:space-before="0.511556cm"/>
      </text:list-level-style-bullet>
    </text:list-style>
    <text:list-style style:name="L10">
      <text:list-level-style-bullet text:level="1" text:bullet-char="•">
        <style:text-properties style:font-name="FreeSerif"/>
        <style:list-level-properties text:min-label-width="0.3000in" text:space-before="0.000254cm"/>
      </text:list-level-style-bullet>
    </text:list-style>
    <text:list-style style:name="L11">
      <text:list-level-style-bullet text:level="1" text:bullet-char="•">
        <style:text-properties style:font-name="FreeSerif"/>
        <style:list-level-properties text:min-label-width="0.3000in" text:space-before="0.508000cm"/>
      </text:list-level-style-bullet>
    </text:list-style>
    <text:list-style style:name="L12">
      <text:list-level-style-bullet text:level="1" text:bullet-char="•">
        <style:text-properties style:font-name="FreeSerif"/>
        <style:list-level-properties text:min-label-width="0.3000in" text:space-before="0.000254cm"/>
      </text:list-level-style-bullet>
    </text:list-style>
    <text:list-style style:name="L13">
      <text:list-level-style-bullet text:level="1" text:bullet-char="•">
        <style:text-properties style:font-name="FreeSerif"/>
        <style:list-level-properties text:min-label-width="0.3000in" text:space-before="0.508000cm"/>
      </text:list-level-style-bullet>
    </text:list-style>
    <text:list-style style:name="L14">
      <text:list-level-style-bullet text:level="1" text:bullet-char="•">
        <style:text-properties style:font-name="FreeSerif"/>
        <style:list-level-properties text:min-label-width="0.3000in" text:space-before="0.000254cm"/>
      </text:list-level-style-bullet>
    </text:list-style>
    <text:list-style style:name="L15">
      <text:list-level-style-bullet text:level="1" text:bullet-char="•">
        <style:text-properties style:font-name="FreeSerif"/>
        <style:list-level-properties text:min-label-width="0.3000in" text:space-before="0.508000cm"/>
      </text:list-level-style-bullet>
    </text:list-style>
    <text:list-style style:name="L16">
      <text:list-level-style-bullet text:level="1" text:bullet-char="•">
        <style:text-properties style:font-name="FreeSerif"/>
        <style:list-level-properties text:min-label-width="0.3000in" text:space-before="0.000254cm"/>
      </text:list-level-style-bullet>
    </text:list-style>
    <text:list-style style:name="L17">
      <text:list-level-style-bullet text:level="1" text:bullet-char="•">
        <style:text-properties style:font-name="FreeSerif"/>
        <style:list-level-properties text:min-label-width="0.3000in" text:space-before="0.508000cm"/>
      </text:list-level-style-bullet>
    </text:list-style>
    <text:list-style style:name="L18">
      <text:list-level-style-bullet text:level="1" text:bullet-char="•">
        <style:text-properties style:font-name="FreeSerif"/>
        <style:list-level-properties text:min-label-width="0.3000in" text:space-before="0.000254cm"/>
      </text:list-level-style-bullet>
    </text:list-style>
    <text:list-style style:name="L19">
      <text:list-level-style-bullet text:level="1" text:bullet-char="•">
        <style:text-properties style:font-name="FreeSerif"/>
        <style:list-level-properties text:min-label-width="0.3000in" text:space-before="0.508000cm"/>
      </text:list-level-style-bullet>
    </text:list-style>
    <text:list-style style:name="L3">
      <text:list-level-style-bullet text:level="1" text:bullet-char="•">
        <style:text-properties style:font-name="FreeSerif"/>
        <style:list-level-properties text:min-label-width="0.3000in" text:space-before="0.508000cm"/>
      </text:list-level-style-bullet>
    </text:list-style>
    <text:list-style style:name="L1">
      <text:list-level-style-bullet text:level="1" text:bullet-char="•">
        <style:text-properties style:font-name="FreeSerif"/>
        <style:list-level-properties text:min-label-width="0.3000in" text:space-before="0.508000cm"/>
      </text:list-level-style-bullet>
    </text:list-style>
    <text:list-style style:name="L2">
      <text:list-level-style-bullet text:level="1" text:bullet-char="•">
        <style:text-properties style:font-name="FreeSerif"/>
        <style:list-level-properties text:min-label-width="0.3000in" text:space-before="0.000254cm"/>
      </text:list-level-style-bullet>
    </text:list-style>
    <text:list-style style:name="L22">
      <text:list-level-style-bullet text:level="1" text:bullet-char="•">
        <style:text-properties style:font-name="FreeSerif"/>
        <style:list-level-properties text:min-label-width="0.3000in" text:space-before="1.270254cm"/>
      </text:list-level-style-bullet>
    </text:list-style>
    <text:list-style style:name="L20">
      <text:list-level-style-bullet text:level="1" text:bullet-char="•">
        <style:text-properties style:font-name="FreeSerif"/>
        <style:list-level-properties text:min-label-width="0.3000in" text:space-before="1.270254cm"/>
      </text:list-level-style-bullet>
    </text:list-style>
    <text:list-style style:name="L24">
      <text:list-level-style-bullet text:level="1" text:bullet-char="•">
        <style:text-properties style:font-name="FreeSerif"/>
        <style:list-level-properties text:min-label-width="0.3000in" text:space-before="0.000254cm"/>
      </text:list-level-style-bullet>
    </text:list-style>
    <text:list-style style:name="L21">
      <text:list-level-style-bullet text:level="1" text:bullet-char="•">
        <style:text-properties style:font-name="FreeSerif"/>
        <style:list-level-properties text:min-label-width="0.3000in" text:space-before="1.778000cm"/>
      </text:list-level-style-bullet>
    </text:list-style>
    <text:list-style style:name="L23">
      <text:list-level-style-bullet text:level="1" text:bullet-char="•">
        <style:text-properties style:font-name="FreeSerif"/>
        <style:list-level-properties text:min-label-width="0.3000in" text:space-before="1.778000cm"/>
      </text:list-level-style-bullet>
    </text:list-style>
    <text:list-style style:name="L4">
      <text:list-level-style-bullet text:level="1" text:bullet-char="•">
        <style:text-properties style:font-name="FreeSerif"/>
        <style:list-level-properties text:min-label-width="0.3000in" text:space-before="0.000254cm"/>
      </text:list-level-style-bullet>
    </text:list-style>
    <text:list-style style:name="L5">
      <text:list-level-style-bullet text:level="1" text:bullet-char="•">
        <style:text-properties style:font-name="FreeSerif"/>
        <style:list-level-properties text:min-label-width="0.3000in" text:space-before="0.508000cm"/>
      </text:list-level-style-bullet>
    </text:list-style>
    <text:list-style style:name="L6">
      <text:list-level-style-bullet text:level="1" text:bullet-char="•">
        <style:text-properties style:font-name="FreeSerif"/>
        <style:list-level-properties text:min-label-width="0.3000in" text:space-before="0.000254cm"/>
      </text:list-level-style-bullet>
    </text:list-style>
    <text:list-style style:name="L7">
      <text:list-level-style-bullet text:level="1" text:bullet-char="•">
        <style:text-properties style:font-name="FreeSerif"/>
        <style:list-level-properties text:min-label-width="0.3000in" text:space-before="0.508000cm"/>
      </text:list-level-style-bullet>
    </text:list-style>
  </office:automatic-styles>
  <office:body>
    <office:text>
      <text:section text:style-name="Sect1" text:name="Section1">
        <text:p text:style-name="P1"/>
        <text:p text:style-name="P1"><text:span text:style-name="T1">InModulix - Modulspezifikation</text:span></text:p>
        <text:p text:style-name="P1"/>
        <text:p text:style-name="P1"/>
        <text:p text:style-name="P1"><text:span text:style-name="T1">Connectors (Leitungen)</text:span></text:p>
        <text:p text:style-name="P2"/>
        <text:p text:style-name="P2"/>
        <text:list text:style-name="L1">
          <text:list-item>
            <text:p text:style-name="P3"><text:span text:style-name="T2"><text:tab/></text:span><text:span text:style-name="T3">Skalar-Leitung (SL)</text:span>: physisch gesehen eine Leitung, die ein einziges Signal transportiert<text:line-break/></text:p>
          </text:list-item>
          <text:list-item>
            <text:p text:style-name="P3"><text:span text:style-name="T2"><text:tab/></text:span><text:span text:style-name="T3">Punkt-Leitung (PL)</text:span>: Kombination von 2 einzelnen Leitungen (SL), um mit einer Leitung Punktkoordinaten (x und y gleichzeitig) übertragen zu können</text:p>
          </text:list-item>
        </text:list>
        <text:p text:style-name="P2"/>
        <text:p text:style-name="P2"/>
        <text:p text:style-name="P2"/>
        <text:p text:style-name="P2"/>
        <text:p text:style-name="P2"/>
        <text:p text:style-name="P1"><text:span text:style-name="T1">Module</text:span></text:p>
        <text:p text:style-name="P2"/>
        <text:p text:style-name="P2"/>
        <text:p text:style-name="P2"/>
        <text:p text:style-name="P2"><text:span text:style-name="T4">Input-Module</text:span></text:p>
        <text:p text:style-name="P2"/>
        <text:p text:style-name="P2"/>
        <text:p text:style-name="P2"/>
        <text:p text:style-name="P2"><text:span text:style-name="T5">1.</text:span><text:span text:style-name="T5"> Maus</text:span></text:p>
        <text:p text:style-name="P2"><text:span text:style-name="T6">Repräsentiert eine Maus mit Scrollrad</text:span></text:p>
        <text:p text:style-name="P2"/>
        <text:list text:style-name="L2">
          <text:list-item>
            <text:p text:style-name="P3"><text:span text:style-name="T2"><text:tab/></text:span><text:span text:style-name="T7">Output:</text:span><text:span text:style-name="T2"> 3 SL</text:span></text:p>
          </text:list-item>
        </text:list>
        <text:list text:style-name="L3">
          <text:list-item>
            <text:p text:style-name="P3"><text:span text:style-name="T2"><text:tab/></text:span><text:span text:style-name="T8">X</text:span><text:span text:style-name="T2">: Position des Mauszeigers in X-Richtung</text:span></text:p>
          </text:list-item>
          <text:list-item>
            <text:p text:style-name="P3"><text:span text:style-name="T2"><text:tab/></text:span><text:span text:style-name="T9">Y</text:span><text:span text:style-name="T10">: Position des Mauszeigers in Y-Richtung</text:span></text:p>
          </text:list-item>
          <text:list-item>
            <text:p text:style-name="P3"><text:span text:style-name="T2"><text:tab/></text:span><text:span text:style-name="T8">SCR</text:span><text:span text:style-name="T2">: Position des Scrollrads</text:span></text:p>
          </text:list-item>
        </text:list>
        <text:p text:style-name="P4"/>
        <text:p text:style-name="P4"/>
        <text:p text:style-name="P4"/>
        <text:p text:style-name="P4"/>
        <text:p text:style-name="P4"><text:span text:style-name="T11">2.</text:span><text:span text:style-name="T5"> Finger&lt;n&gt;</text:span><text:line-break/><text:span text:style-name="T6">Repräsentiert den Finger, der als n-tes auf das Display gesetzt wurde</text:span></text:p>
        <text:p text:style-name="P2"/>
        <text:list text:style-name="L4">
          <text:list-item>
            <text:p text:style-name="P3"><text:span text:style-name="T2"><text:tab/></text:span><text:span text:style-name="T7">Output:</text:span><text:span text:style-name="T2"> 2 SL</text:span></text:p>
          </text:list-item>
        </text:list>
        <text:list text:style-name="L5">
          <text:list-item>
            <text:p text:style-name="P3"><text:span text:style-name="T2"><text:tab/></text:span><text:span text:style-name="T8">POS X</text:span><text:span text:style-name="T2">: X-Position des Fingers</text:span></text:p>
          </text:list-item>
          <text:list-item>
            <text:p text:style-name="P3"><text:span text:style-name="T2"><text:tab/></text:span><text:span text:style-name="T8">POS Y</text:span><text:span text:style-name="T2">: Y-Position des Finger</text:span></text:p>
          </text:list-item>
        </text:list>
        <text:p text:style-name="P4"/>
        <text:p text:style-name="P4"/>
        <text:p text:style-name="P4"/>
        <text:p text:style-name="P4"/>
        <text:p text:style-name="P2"/>
        <text:p text:style-name="P2"/>
        <text:p text:style-name="P2"><text:span text:style-name="T5">3. SimuMaus</text:span></text:p>
        <text:p text:style-name="P2"><text:span text:style-name="T12"> Maus plus gedrückte Taste, wird genutzt um Multitouch zu simulieren</text:span></text:p>
        <text:p text:style-name="P2"/>
        <text:p text:style-name="P5"><text:span text:style-name="T13">Implementation fraglich, kann auch Const nutzen</text:span></text:p>
        <text:p text:style-name="P2"/>
        <text:p text:style-name="P2"/>
        <text:p text:style-name="P2"/>
        <text:p text:style-name="P2"><text:span text:style-name="T5">4. Const</text:span></text:p>
        <text:p text:style-name="P2"><text:span text:style-name="T6">Konstanter Skalar. Nützlich z.B. um Multiplikator festzulegen, absoluten Winkel zwischen 2 Fingern und y-Achse zu bestimmen oder MapGrenzen festzulegen.</text:span></text:p>
        <text:p text:style-name="P2"/>
        <text:list text:style-name="L6">
          <text:list-item>
            <text:p text:style-name="P3"><text:span text:style-name="T14"><text:tab/></text:span><text:span text:style-name="T7">Output: </text:span><text:span text:style-name="T2">1 SL</text:span></text:p>
          </text:list-item>
        </text:list>
        <text:list text:style-name="L7">
          <text:list-item>
            <text:p text:style-name="P3"><text:span text:style-name="T2"><text:tab/></text:span><text:span text:style-name="T8">CONST:</text:span><text:span text:style-name="T2"> Die eingestellte Konstante</text:span></text:p>
          </text:list-item>
        </text:list>
        <text:p text:style-name="P2"/>
        <text:p text:style-name="P6"/>
        <text:p text:style-name="P6"/>
        <text:p text:style-name="P6"/>
        <text:p text:style-name="P6"/>
        <text:p text:style-name="P6"/>
        <text:p text:style-name="P6"><text:span text:style-name="T4">Modify-Module</text:span><text:line-break/><text:line-break/></text:p>
        <text:p text:style-name="P2"><text:span text:style-name="T5">1. </text:span><text:span text:style-name="T5">Distance (+ Multiplikator)</text:span><text:line-break/><text:span text:style-name="T6">Berechnet die Distanz zwischen zwei Punkten</text:span></text:p>
        <text:p text:style-name="P2"/>
        <text:list text:style-name="L8">
          <text:list-item>
            <text:p text:style-name="P3"><text:span text:style-name="T2"><text:tab/></text:span><text:span text:style-name="T7">Input:</text:span><text:span text:style-name="T2"> 4 SL: Koordinaten von 2 Punkten, die die Distanz begrenzen</text:span></text:p>
          </text:list-item>
        </text:list>
        <text:list text:style-name="L9">
          <text:list-item>
            <text:p text:style-name="P3"><text:span text:style-name="T2"><text:tab/></text:span><text:span text:style-name="T8">A1X</text:span><text:span text:style-name="T2">: X-Koordinate erster Punkt</text:span></text:p>
          </text:list-item>
          <text:list-item>
            <text:p text:style-name="P3"><text:span text:style-name="T2"><text:tab/></text:span><text:span text:style-name="T9">A1Y</text:span><text:span text:style-name="T10">: Y-Koordinate erster Punkt</text:span></text:p>
          </text:list-item>
          <text:list-item>
            <text:p text:style-name="P3"><text:span text:style-name="T2"><text:tab/></text:span><text:span text:style-name="T9">A2X</text:span><text:span text:style-name="T10">: X-Koordinate zweiter Punkt</text:span></text:p>
          </text:list-item>
          <text:list-item>
            <text:p text:style-name="P3"><text:span text:style-name="T2"><text:tab/></text:span><text:span text:style-name="T8">A</text:span><text:span text:style-name="T9">2Y</text:span><text:span text:style-name="T10">: Y-Koordinate zweiter Punkt</text:span><text:span text:style-name="T2"><text:line-break/></text:span></text:p>
          </text:list-item>
        </text:list>
        <text:p text:style-name="P4"/>
        <text:list text:style-name="L10">
          <text:list-item>
            <text:p text:style-name="P3"><text:span text:style-name="T2"><text:tab/></text:span><text:span text:style-name="T7">Output:</text:span><text:span text:style-name="T2"> 1 SL</text:span></text:p>
          </text:list-item>
        </text:list>
        <text:list text:style-name="L11">
          <text:list-item>
            <text:p text:style-name="P3"><text:span text:style-name="T2"><text:tab/></text:span><text:span text:style-name="T8">DIST:</text:span><text:span text:style-name="T2"> Distanz der Punkte</text:span><text:line-break/></text:p>
          </text:list-item>
        </text:list>
        <text:p text:style-name="P6"/>
        <text:p text:style-name="P6"/>
        <text:p text:style-name="P6"/>
        <text:p text:style-name="P2"><text:span text:style-name="T5">2.</text:span><text:span text:style-name="T5"> Angle (+ Multiplikator)</text:span></text:p>
        <text:p text:style-name="P2"><text:span text:style-name="T15">Berechnet Winkel zwischen 3 Punkten</text:span></text:p>
        <text:p text:style-name="P4"/>
        <text:list text:style-name="L12">
          <text:list-item>
            <text:p text:style-name="P3"><text:span text:style-name="T2"><text:tab/></text:span><text:span text:style-name="T7">Input:</text:span><text:span text:style-name="T2"> 7 SL (3 Punkte begrenzen Winkel, 1 SL für Multiplikator):</text:span></text:p>
          </text:list-item>
        </text:list>
        <text:p text:style-name="P6"/>
        <text:list text:style-name="L13">
          <text:list-item>
            <text:p text:style-name="P7"><text:span text:style-name="T2"><text:tab/></text:span><text:span text:style-name="T8">MIDX</text:span><text:span text:style-name="T2">: </text:span><text:span text:style-name="T2">Ein Punkt in der Mitte (wo der Winkel selbst ist), X-Koordinate</text:span></text:p>
          </text:list-item>
          <text:list-item>
            <text:p text:style-name="P7"><text:span text:style-name="T2"><text:tab/></text:span><text:span text:style-name="T9">MIDY</text:span><text:span text:style-name="T10">: Ein Punkt in der Mitte (wo der Winkel selbst ist), Y-Koordinate</text:span></text:p>
          </text:list-item>
          <text:list-item>
            <text:p text:style-name="P3"><text:span text:style-name="T2"><text:tab/></text:span><text:span text:style-name="T8">A1X</text:span><text:span text:style-name="T2">: äußerer Begrenzungspunkt 1, X-Koordinate</text:span></text:p>
          </text:list-item>
          <text:list-item>
            <text:p text:style-name="P3"><text:span text:style-name="T2"><text:tab/></text:span><text:span text:style-name="T9">A1Y</text:span><text:span text:style-name="T10">: äußerer Begrenzungspunkt 1, Y-Koordinate</text:span></text:p>
          </text:list-item>
          <text:list-item>
            <text:p text:style-name="P3"><text:span text:style-name="T2"><text:tab/></text:span><text:span text:style-name="T8">A2X</text:span><text:span text:style-name="T2">: äußerer Begrenzungspunkt 2, X-Koordinate</text:span></text:p>
          </text:list-item>
          <text:list-item>
            <text:p text:style-name="P3"><text:span text:style-name="T2"><text:tab/></text:span><text:span text:style-name="T9">A2Y</text:span><text:span text:style-name="T10">: äußerer Begrenzungspunkt 2, Y-Koordinate</text:span></text:p>
          </text:list-item>
          <text:list-item>
            <text:p text:style-name="P3"><text:span text:style-name="T2"><text:tab/></text:span><text:span text:style-name="T8">SCALE</text:span><text:span text:style-name="T2">:</text:span><text:span text:style-name="T2"> Multiplikator<text:line-break/>Wenn Multiplikatorleitung offen gelassen wird, liegt dort const 1 an.</text:span></text:p>
          </text:list-item>
        </text:list>
        <text:p text:style-name="P8"/>
        <text:list text:style-name="L14">
          <text:list-item>
            <text:p text:style-name="P3"><text:span text:style-name="T2"><text:tab/></text:span><text:span text:style-name="T7">Output:</text:span><text:span text:style-name="T2"> 1 SL</text:span></text:p>
          </text:list-item>
        </text:list>
        <text:list text:style-name="L15">
          <text:list-item>
            <text:p text:style-name="P3"><text:span text:style-name="T2"><text:tab/></text:span><text:span text:style-name="T8">ANGLE:</text:span><text:span text:style-name="T2"> </text:span><text:span text:style-name="T2">Winkel zwischen den 3 Punkten multipliziert mit SCALE<text:line-break/><text:line-break/></text:span></text:p>
          </text:list-item>
        </text:list>
        <text:p text:style-name="P9"/>
        <text:p text:style-name="P9"/>
        <text:p text:style-name="P9"><text:span text:style-name="T5">3. Relativator</text:span></text:p>
        <text:p text:style-name="P9"><text:span text:style-name="T6">gibt anstatt der absoluten Werte eines Eingabegeräts die relativen Werte aus.</text:span></text:p>
        <text:p text:style-name="P9"><text:span text:style-name="T16">Kann nur direkt nach einem Input-Modul geschaltet werden! </text:span></text:p>
        <text:p text:style-name="P9"><text:span text:style-name="T17">Bei einem Const-Modul bleiben die Werte unverändert</text:span></text:p>
        <text:p text:style-name="P9"/>
        <text:list text:style-name="L16">
          <text:list-item>
            <text:p text:style-name="P3"><text:span text:style-name="T2"><text:tab/></text:span><text:span text:style-name="T7">Input: </text:span><text:span text:style-name="T2">1 SL</text:span></text:p>
          </text:list-item>
        </text:list>
        <text:list text:style-name="L17">
          <text:list-item>
            <text:p text:style-name="P3"><text:span text:style-name="T2"><text:tab/></text:span><text:span text:style-name="T8">IN:</text:span><text:span text:style-name="T2"> zu relativierende Inputleitung</text:span></text:p>
          </text:list-item>
        </text:list>
        <text:p text:style-name="P9"/>
        <text:list text:style-name="L18">
          <text:list-item>
            <text:p text:style-name="P3"><text:span text:style-name="T2"><text:tab/></text:span><text:span text:style-name="T7">Output:</text:span><text:span text:style-name="T2"> 1 SL</text:span></text:p>
          </text:list-item>
        </text:list>
        <text:list text:style-name="L19">
          <text:list-item>
            <text:p text:style-name="P3"><text:span text:style-name="T2"><text:tab/></text:span><text:span text:style-name="T8">OUT:</text:span><text:span text:style-name="T2"> relativierte Inputleitung</text:span><text:line-break/></text:p>
          </text:list-item>
        </text:list>
        <text:p text:style-name="P9"/>
        <text:p text:style-name="P9"/>
        <text:p text:style-name="P9"/>
        <text:p text:style-name="P9"><text:span text:style-name="T5">4.</text:span><text:span text:style-name="T5"> MapPos</text:span><text:line-break/><text:span text:style-name="T6">zur Verarbeitung der Daten in einer Map</text:span></text:p>
        <text:p text:style-name="P9"/>
        <text:list text:style-name="L20">
          <text:list-item>
            <text:p text:style-name="P3"><text:span text:style-name="T2"><text:tab/></text:span><text:span text:style-name="T7">Input:</text:span><text:span text:style-name="T2"> 6 SL <text:s/>(2 Punkte um Mapbereich festzulegen, 1Punkt der die Position in Map angibt)</text:span></text:p>
          </text:list-item>
        </text:list>
        <text:list text:style-name="L21">
          <text:list-item>
            <text:p text:style-name="P3"><text:span text:style-name="T2"><text:tab/></text:span><text:span text:style-name="T8">OLX</text:span><text:span text:style-name="T2">: Begrenzungspunkt oben links, X-Koordinate</text:span></text:p>
          </text:list-item>
          <text:list-item>
            <text:p text:style-name="P3"><text:span text:style-name="T2"><text:tab/></text:span><text:span text:style-name="T9">OLY</text:span><text:span text:style-name="T10">: Begrenzungspunkt oben links, Y-Koordinate</text:span></text:p>
          </text:list-item>
          <text:list-item>
            <text:p text:style-name="P3"><text:span text:style-name="T2"><text:tab/></text:span><text:span text:style-name="T8">URX</text:span><text:span text:style-name="T2">: Begrenzungspunkt unten rechts, X-Koordinate</text:span></text:p>
          </text:list-item>
          <text:list-item>
            <text:p text:style-name="P3"><text:span text:style-name="T2"><text:tab/></text:span><text:span text:style-name="T9">URY</text:span><text:span text:style-name="T10">: Begrenzungspunkt unten rechts, Y-Koordinate</text:span></text:p>
          </text:list-item>
          <text:list-item>
            <text:p text:style-name="P3"><text:span text:style-name="T2"><text:tab/></text:span><text:span text:style-name="T8">PX</text:span><text:span text:style-name="T2">: Punkt in der Map, X-Koordinate</text:span></text:p>
          </text:list-item>
          <text:list-item>
            <text:p text:style-name="P3"><text:span text:style-name="T2"><text:tab/></text:span><text:span text:style-name="T9">PY</text:span><text:span text:style-name="T10">: Punkt in der Map, Y-Koordinate</text:span><text:span text:style-name="T2"><text:line-break/></text:span></text:p>
          </text:list-item>
        </text:list>
        <text:list text:style-name="L22">
          <text:list-item>
            <text:p text:style-name="P3"><text:span text:style-name="T2"><text:tab/></text:span><text:span text:style-name="T7">Output</text:span><text:span text:style-name="T2">: 2 SL <text:line-break/>prozentuale Angabe von P im Verhältnis zur von OL, UR begrenzten Map. P=UL entspricht (0,0), P=LR entspricht (100,100) .</text:span></text:p>
          </text:list-item>
        </text:list>
        <text:p text:style-name="P10"/>
        <text:list text:style-name="L23">
          <text:list-item>
            <text:p text:style-name="P3"><text:span text:style-name="T2"><text:tab/></text:span><text:span text:style-name="T8">HOR</text:span><text:span text:style-name="T2">: Relation zur horizontalen (X-)Achse</text:span></text:p>
          </text:list-item>
          <text:list-item>
            <text:p text:style-name="P3"><text:span text:style-name="T2"><text:tab/></text:span><text:span text:style-name="T8">VER</text:span><text:span text:style-name="T2">: Relation zu vertikalen (Y-) Achse</text:span></text:p>
          </text:list-item>
        </text:list>
        <text:p text:style-name="P5"/>
        <text:p text:style-name="P5"/>
        <text:p text:style-name="P2"/>
        <text:p text:style-name="P2"/>
        <text:p text:style-name="P2"/>
        <text:p text:style-name="P2"/>
        <text:p text:style-name="P4"><text:span text:style-name="T11">5. Multiply</text:span></text:p>
        <text:p text:style-name="P4"><text:span text:style-name="T14">Multipliziert Leitung mit einer Zahl</text:span></text:p>
        <text:p text:style-name="P4"/>
        <text:list text:style-name="L24">
          <text:list-item>
            <text:p text:style-name="P3"><text:span text:style-name="T14"><text:tab/></text:span><text:span text:style-name="T7">Input:</text:span><text:span text:style-name="T2"> 2 SL</text:span></text:p>
          </text:list-item>
        </text:list>
        <text:list text:style-name="L25">
          <text:list-item>
            <text:p text:style-name="P3"><text:span text:style-name="T2"><text:tab/></text:span><text:span text:style-name="T8">IN</text:span><text:span text:style-name="T2">: zu multiplizierende Leitung</text:span></text:p>
          </text:list-item>
          <text:list-item>
            <text:p text:style-name="P3"><text:span text:style-name="T2"><text:tab/></text:span><text:span text:style-name="T8">SCALER</text:span><text:span text:style-name="T2">: Multiplikator</text:span></text:p>
          </text:list-item>
        </text:list>
        <text:p text:style-name="P4"/>
        <text:p text:style-name="P4"/>
        <text:list text:style-name="L26">
          <text:list-item>
            <text:p text:style-name="P3"><text:span text:style-name="T2"><text:tab/></text:span><text:span text:style-name="T7">Output:</text:span><text:span text:style-name="T2"> 1 SL</text:span></text:p>
          </text:list-item>
        </text:list>
        <text:list text:style-name="L27">
          <text:list-item>
            <text:p text:style-name="P3"><text:span text:style-name="T2"><text:tab/></text:span><text:span text:style-name="T8">OUT</text:span><text:span text:style-name="T2">: multiplizierte Leitung</text:span></text:p>
          </text:list-item>
        </text:list>
        <text:p text:style-name="P4"/>
        <text:p text:style-name="P4"/>
        <text:p text:style-name="P4"/>
        <text:p text:style-name="P4"/>
        <text:p text:style-name="P11"><text:span text:style-name="T18">Output-Module</text:span><text:span text:style-name="T19"><text:line-break/><text:line-break/></text:span></text:p>
        <text:p text:style-name="P12"><text:span text:style-name="T20">1. Print</text:span><text:span text:style-name="T21"><text:line-break/></text:span><text:span text:style-name="T19">Druckt Daten auf der IN-Leitung auf die Konsole aus.</text:span></text:p>
        <text:p text:style-name="P13"/>
        <text:list text:style-name="L28">
          <text:list-item>
            <text:p text:style-name="P14"><text:span text:style-name="T19"><text:tab/></text:span><text:span text:style-name="T22">Input:</text:span><text:span text:style-name="T10"> 1 SL:</text:span></text:p>
          </text:list-item>
        </text:list>
        <text:list text:style-name="L29">
          <text:list-item>
            <text:p text:style-name="P14"><text:span text:style-name="T10"><text:tab/></text:span><text:span text:style-name="T9">IN</text:span><text:span text:style-name="T10">: auszugebende Datenleitung<text:line-break/></text:span></text:p>
          </text:list-item>
        </text:list>
        <text:p text:style-name="P13"/>
        <text:p text:style-name="P12"><text:span text:style-name="T20">1. StatPrint</text:span><text:span text:style-name="T21"><text:line-break/></text:span><text:span text:style-name="T19">Gibt statistische Werte auf der Konsole aus; z.B. wie oft neue (unterschiedliche) Daten am Input eintreffen. Geeignet für Benchmarks und Tests.</text:span></text:p>
        <text:p text:style-name="P15"/>
        <text:list text:style-name="L30">
          <text:list-item>
            <text:p text:style-name="P16"><text:span text:style-name="T19"><text:tab/></text:span><text:span text:style-name="T22">Input:</text:span><text:span text:style-name="T19"> 1 SL:</text:span></text:p>
          </text:list-item>
        </text:list>
        <text:list text:style-name="L31">
          <text:list-item>
            <text:p text:style-name="P17"><text:span text:style-name="T10"><text:tab/></text:span><text:span text:style-name="T9">IN</text:span><text:span text:style-name="T10">: zu prüfende Datenleitung<text:line-break/></text:span></text:p>
          </text:list-item>
        </text:list>
        <text:p text:style-name="P13"/>
        <text:p text:style-name="P12"><text:span text:style-name="T20">1. MultiPrintF</text:span><text:span text:style-name="T21"><text:line-break/></text:span><text:span text:style-name="T19">Druckt Daten von bis zu 4 Datenleitungen formatiert auf der Konsole aus. Ähnlich zu printf aus C.</text:span></text:p>
        <text:p text:style-name="P15"/>
        <text:list text:style-name="L32">
          <text:list-item>
            <text:p text:style-name="P16"><text:span text:style-name="T19"><text:tab/></text:span><text:span text:style-name="T22">Input:</text:span><text:span text:style-name="T19"> 4 SL:</text:span></text:p>
          </text:list-item>
        </text:list>
        <text:list text:style-name="L33">
          <text:list-item>
            <text:p text:style-name="P17"><text:span text:style-name="T2"><text:tab/></text:span><text:span text:style-name="T9">DATA1</text:span><text:span text:style-name="T10">: auszugebende Datenleitung 1</text:span></text:p>
          </text:list-item>
          <text:list-item>
            <text:p text:style-name="P17"><text:span text:style-name="T10"><text:tab/></text:span><text:span text:style-name="T9">DATA2</text:span><text:span text:style-name="T10">: auszugebende Datenleitung 2</text:span></text:p>
          </text:list-item>
          <text:list-item>
            <text:p text:style-name="P17"><text:span text:style-name="T10"><text:tab/></text:span><text:span text:style-name="T9">DATA3</text:span><text:span text:style-name="T10">: auszugebende Datenleitung 3</text:span></text:p>
          </text:list-item>
          <text:list-item>
            <text:p text:style-name="P17"><text:span text:style-name="T10"><text:tab/></text:span><text:span text:style-name="T9">DATA4</text:span><text:span text:style-name="T10">: auszugebende Datenleitung 4<text:line-break/>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Times New Roman"/>
  </office:font-face-decls>
  <office:styles>
    <style:style style:name="Reference" style:family="text">
      <style:text-properties fo:font-size="10pt"/>
    </style:style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</office:styles>
  <office:automatic-styles>
    <style:page-layout style:name="Standard">
      <style:page-layout-properties fo:page-width="8.267717in" fo:page-height="11.692913in" style:print-orientation="portrait" fo:margin-top="1.270000cm" fo:margin-bottom="1.270000cm" fo:margin-left="1.0000in" fo:margin-right="1.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